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.639cm" fo:min-width="3.691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2.417cm" fo:min-width="3.691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3.69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2.798cm" fo:min-width="3.691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528cm" fo:min-width="4.453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655cm" fo:min-width="3.691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5.85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.528cm" fo:min-width="3.691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2.036cm" fo:min-width="7.247cm"/>
    </style:style>
    <style:style style:name="gr11" style:family="graphic" style:parent-style-name="standard">
      <style:graphic-properties draw:stroke="none" svg:stroke-color="#000000" draw:fill="none" draw:fill-color="#ffffff" fo:min-height="1.407cm"/>
    </style:style>
    <style:style style:name="gr12" style:family="graphic" style:parent-style-name="standard">
      <style:graphic-properties draw:stroke="none" svg:stroke-color="#000000" draw:fill="none" draw:fill-color="#ffffff" fo:min-height="1.147cm"/>
    </style:style>
    <style:style style:name="gr13" style:family="graphic" style:parent-style-name="standard">
      <style:graphic-properties draw:stroke="none" svg:stroke-color="#000000" draw:fill="none" draw:fill-color="#ffffff" fo:min-height="0.663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2.544cm" fo:min-width="6.35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text-properties fo:font-size="10pt" style:font-size-asian="18pt" style:font-size-complex="18pt"/>
    </style:style>
    <style:style style:name="P6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0.889cm" svg:x="6.461cm" svg:y="3.921cm">
          <text:p text:style-name="P1"><text:span text:style-name="T1">?? 1 second scan??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191cm" svg:height="0.889cm" svg:x="3.286cm" svg:y="6.08cm">
          <text:p text:style-name="P1"><text:span text:style-name="T1">?</text:span><text:span text:style-name="T1">Constraint </text:span><text:span text:style-name="T1">== 0?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191cm" svg:height="2.667cm" svg:x="1.381cm" svg:y="8.493cm">
          <text:p text:style-name="P1"><text:span text:style-name="T1">?speed valid?</text:span></text:p>
          <text:p text:style-name="P1"><text:span text:style-name="T1"/></text:p>
          <text:p text:style-name="P1"><text:span text:style-name="T1">Constraint =</text:span></text:p>
          <text:p text:style-name="P1"><text:span text:style-name="T1">Max(1, </text:span><text:span text:style-name="T1">ceil(speed/100</text:span><text:span text:style-name="T1">0))</text:span></text:p>
          <text:p text:style-name="P1"><text:span text:style-name="T1">SpeedHistory </text:span><text:span text:style-name="T1">= speed</text:span></text:p>
          <text:p text:style-name="P1"><text:span text:style-name="T1">Uptimer = 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4.191cm" svg:height="1.27cm" svg:x="6.207cm" svg:y="8.493cm">
          <text:p text:style-name="P1"><text:span text:style-name="T1">?speed not valid?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.556cm" svg:y1="4.81cm" svg:x2="5.381cm" svg:y2="6.08cm" draw:start-shape="id1" draw:start-glue-point="2" draw:end-shape="id2" draw:end-glue-point="0" svg:d="M8556 4810l-3175 1270" svg:viewBox="0 0 3176 1271">
          <text:p/>
        </draw:connector>
        <draw:connector draw:style-name="gr4" draw:text-style-name="P3" draw:layer="layout" draw:type="line" svg:x1="5.381cm" svg:y1="6.969cm" svg:x2="3.476cm" svg:y2="8.493cm" draw:start-shape="id2" draw:start-glue-point="2" draw:end-shape="id3" draw:end-glue-point="0" svg:d="M5381 6969l-1905 1524" svg:viewBox="0 0 1906 1525">
          <text:p/>
        </draw:connector>
        <draw:connector draw:style-name="gr4" draw:text-style-name="P3" draw:layer="layout" draw:type="line" svg:x1="5.381cm" svg:y1="6.969cm" svg:x2="8.302cm" svg:y2="8.493cm" draw:start-shape="id2" draw:start-glue-point="2" draw:end-shape="id4" draw:end-glue-point="0" svg:d="M5381 6969l2921 1524" svg:viewBox="0 0 2922 1525">
          <text:p/>
        </draw:connector>
        <draw:custom-shape draw:style-name="gr5" draw:text-style-name="P2" xml:id="id5" draw:id="id5" draw:layer="layout" svg:width="4.191cm" svg:height="3.048cm" svg:x="11.287cm" svg:y="6.207cm">
          <text:p text:style-name="P1"><text:span text:style-name="T1">?Constraint != 0?</text:span></text:p>
          <text:p text:style-name="P1"><text:span text:style-name="T1"/></text:p>
          <text:p text:style-name="P1"><text:span text:style-name="T1">SpeedHistory = </text:span></text:p>
          <text:p text:style-name="P1"><text:span text:style-name="T1">SpeedHistory * 0.99 +</text:span></text:p>
          <text:p text:style-name="P1"><text:span text:style-name="T1">Speed * 0.01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.556cm" svg:y1="4.81cm" svg:x2="13.382cm" svg:y2="6.207cm" draw:start-shape="id1" draw:start-glue-point="2" draw:end-shape="id5" draw:end-glue-point="0" svg:d="M8556 4810l4826 1397" svg:viewBox="0 0 4827 1398">
          <text:p/>
        </draw:connector>
        <draw:custom-shape draw:style-name="gr6" draw:text-style-name="P2" xml:id="id6" draw:id="id6" draw:layer="layout" svg:width="4.953cm" svg:height="1.778cm" svg:x="5.826cm" svg:y="11.541cm">
          <text:p text:style-name="P1"><text:span text:style-name="T1">?SpeedReq &gt; constrained?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3.382cm" svg:y1="9.255cm" svg:x2="8.302cm" svg:y2="11.541cm" draw:start-shape="id5" draw:start-glue-point="2" draw:end-shape="id6" draw:end-glue-point="0" svg:d="M13382 9255l-5080 2286" svg:viewBox="0 0 5081 2287">
          <text:p/>
        </draw:connector>
        <draw:custom-shape draw:style-name="gr7" draw:text-style-name="P2" xml:id="id8" draw:id="id8" draw:layer="layout" svg:width="4.191cm" svg:height="1.905cm" svg:x="1.508cm" svg:y="14.462cm">
          <text:p text:style-name="P1"><text:span text:style-name="T1">? constraint == 7 ?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.302cm" svg:y1="13.319cm" svg:x2="10.08cm" svg:y2="14.462cm" draw:start-shape="id6" draw:start-glue-point="2" draw:end-shape="id7" draw:end-glue-point="0" svg:d="M8302 13319l1778 1143" svg:viewBox="0 0 1779 1144">
          <text:p/>
        </draw:connector>
        <draw:connector draw:style-name="gr4" draw:text-style-name="P3" draw:layer="layout" draw:type="line" svg:x1="8.302cm" svg:y1="13.319cm" svg:x2="3.603cm" svg:y2="14.462cm" draw:start-shape="id6" draw:start-glue-point="2" draw:end-shape="id8" draw:end-glue-point="0" svg:d="M8302 13319l-4699 1143" svg:viewBox="0 0 4700 1144">
          <text:p/>
        </draw:connector>
        <draw:custom-shape draw:style-name="gr8" draw:text-style-name="P2" xml:id="id9" draw:id="id9" draw:layer="layout" svg:width="6.35cm" svg:height="1.27cm" svg:x="19.288cm" svg:y="3.77cm">
          <text:p text:style-name="P1"><text:span text:style-name="T1">?? speedReq or constraint change??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9" draw:text-style-name="P2" xml:id="id10" draw:id="id10" draw:layer="layout" svg:width="4.191cm" svg:height="1.778cm" svg:x="17.129cm" svg:y="6.437cm">
          <text:p text:style-name="P1"><text:span text:style-name="T1">? speedReq &lt;= 1000 * </text:span></text:p>
          <text:p text:style-name="P1"><text:span text:style-name="T1">Constraint ?</text:span></text:p>
          <text:p text:style-name="P1"><text:span text:style-name="T1"/></text:p>
          <text:p text:style-name="P1"><text:span text:style-name="T1">SpeedOut = speedReq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1" draw:id="id11" draw:layer="layout" svg:width="4.191cm" svg:height="2.667cm" svg:x="22.336cm" svg:y="6.437cm">
          <text:p text:style-name="P1"><text:span text:style-name="T1">? speedReq &gt; 1000 * </text:span></text:p>
          <text:p text:style-name="P1"><text:span text:style-name="T1">Constraint ?</text:span></text:p>
          <text:p text:style-name="P1"><text:span text:style-name="T1"/></text:p>
          <text:p text:style-name="P1"><text:span text:style-name="T1">SpeedOut = </text:span></text:p>
          <text:p text:style-name="P1"><text:span text:style-name="T1">constraint * 100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22.463cm" svg:y1="5.04cm" svg:x2="19.224cm" svg:y2="6.437cm" draw:start-shape="id9" draw:start-glue-point="2" draw:end-shape="id10" draw:end-glue-point="0" svg:d="M22463 5040l-3239 1397" svg:viewBox="0 0 3240 1398">
          <text:p/>
        </draw:connector>
        <draw:connector draw:style-name="gr4" draw:text-style-name="P3" draw:layer="layout" draw:type="line" svg:x1="22.463cm" svg:y1="5.04cm" svg:x2="24.431cm" svg:y2="6.437cm" draw:start-shape="id9" draw:start-glue-point="2" draw:end-shape="id11" draw:end-glue-point="0" svg:d="M22463 5040l1968 1397" svg:viewBox="0 0 1969 1398">
          <text:p/>
        </draw:connector>
        <draw:custom-shape draw:style-name="gr10" draw:text-style-name="P2" xml:id="id12" draw:id="id12" draw:layer="layout" svg:width="7.747cm" svg:height="2.286cm" svg:x="12.303cm" svg:y="11.541cm">
          <text:p text:style-name="P1"><text:span text:style-name="T1">?SpeedReq below constrained?</text:span></text:p>
          <text:p text:style-name="P1"><text:span text:style-name="T1"/></text:p>
          <text:p text:style-name="P1"><text:span text:style-name="T1">Constraint = </text:span></text:p>
          <text:p text:style-name="P1"><text:span text:style-name="T1">Max(1, min(constraint, ceil(SpeedHistory/1000))</text:span></text:p>
          <text:p text:style-name="P1"><text:span text:style-name="T1">Uptimer = 0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3.382cm" svg:y1="9.255cm" svg:x2="16.176cm" svg:y2="11.541cm" draw:start-shape="id5" draw:start-glue-point="2" draw:end-shape="id12" draw:end-glue-point="0" svg:d="M13382 9255l2794 2286" svg:viewBox="0 0 2795 2287">
          <text:p/>
        </draw:connector>
        <draw:frame draw:style-name="gr11" draw:text-style-name="P4" draw:layer="layout" svg:width="10.414cm" svg:height="1.657cm" svg:x="3.54cm" svg:y="1.889cm">
          <draw:text-box>
            <text:p>Velocity Selector Warmup Control</text:p>
          </draw:text-box>
        </draw:frame>
        <draw:frame draw:style-name="gr12" draw:text-style-name="P6" draw:layer="layout" svg:width="3.683cm" svg:height="1.811cm" svg:x="15.986cm" svg:y="14.335cm">
          <draw:text-box>
            <text:p text:style-name="P5"><text:span text:style-name="T1">Constraint may decrease based on smoothed speed history</text:span></text:p>
          </draw:text-box>
        </draw:frame>
        <draw:frame draw:style-name="gr12" draw:text-style-name="P6" draw:layer="layout" svg:width="3.683cm" svg:height="1.811cm" svg:x="1cm" svg:y="18.493cm">
          <draw:text-box>
            <text:p text:style-name="P5"><text:span text:style-name="T1">Constraint may only increase based on run times in requirements</text:span></text:p>
          </draw:text-box>
        </draw:frame>
        <draw:frame draw:style-name="gr13" draw:text-style-name="P6" draw:layer="layout" svg:width="2.794cm" svg:height="0.913cm" svg:x="1.381cm" svg:y="7.199cm">
          <draw:text-box>
            <text:p text:style-name="P5"><text:span text:style-name="T1">IOC Startup</text:span></text:p>
          </draw:text-box>
        </draw:frame>
        <draw:frame draw:style-name="gr12" draw:text-style-name="P6" draw:layer="layout" svg:width="3.683cm" svg:height="1.421cm" svg:x="22.464cm" svg:y="9.994cm">
          <draw:text-box>
            <text:p text:style-name="P5"><text:span text:style-name="T1">Speed command to hardware limited by warmup constraint</text:span></text:p>
          </draw:text-box>
        </draw:frame>
        <draw:custom-shape draw:style-name="gr14" draw:text-style-name="P2" xml:id="id13" draw:id="id13" draw:layer="layout" svg:width="6.858cm" svg:height="2.794cm" svg:x="4.81cm" svg:y="17.637cm">
          <text:p text:style-name="P1"><text:span text:style-name="T1">? constraint == 1 &amp;&amp; uptimer &gt; 10800 ||</text:span></text:p>
          <text:p text:style-name="P1"><text:span text:style-name="T1">Constraint &gt; 1 &amp;&amp; Uptimer &gt; 3600 ?</text:span></text:p>
          <text:p text:style-name="P1"><text:span text:style-name="T1"/></text:p>
          <text:p text:style-name="P1"><text:span text:style-name="T1">upTimer=0</text:span></text:p>
          <text:p text:style-name="P1"><text:span text:style-name="T1">Constraint++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7" draw:id="id7" draw:layer="layout" svg:width="4.191cm" svg:height="1.905cm" svg:x="7.985cm" svg:y="14.462cm">
          <text:p text:style-name="P1"><text:span text:style-name="T1">? constraint &lt; 7 ?</text:span></text:p>
          <text:p text:style-name="P1"><text:span text:style-name="T1"/></text:p>
          <text:p text:style-name="P1"><text:span text:style-name="T1">Uptimer ++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2" xml:id="id14" draw:id="id14" draw:layer="layout" svg:width="4.191cm" svg:height="1.905cm" svg:x="12.557cm" svg:y="17.637cm">
          <text:p text:style-name="P1"><text:span text:style-name="T1">? otherwise ?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0.08cm" svg:y1="16.367cm" svg:x2="8.239cm" svg:y2="17.637cm" draw:start-shape="id7" draw:start-glue-point="2" draw:end-shape="id13" svg:d="M10080 16367l-1841 1270" svg:viewBox="0 0 1842 1271">
          <text:p/>
        </draw:connector>
        <draw:connector draw:style-name="gr4" draw:text-style-name="P3" draw:layer="layout" draw:type="line" svg:x1="10.08cm" svg:y1="16.367cm" svg:x2="14.652cm" svg:y2="17.637cm" draw:start-shape="id7" draw:start-glue-point="2" draw:end-shape="id14" draw:end-glue-point="0" svg:d="M10080 16367l4572 1270" svg:viewBox="0 0 4573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4T14:41:03.072875049</meta:creation-date>
    <dc:date>2019-05-15T09:59:05.725056244</dc:date>
    <meta:editing-duration>PT33M18S</meta:editing-duration>
    <meta:editing-cycles>8</meta:editing-cycles>
    <meta:generator>LibreOffice/5.3.6.1$Linux_X86_64 LibreOffice_project/30$Build-1</meta:generator>
    <meta:print-date>2019-05-15T09:38:05.008916476</meta:print-date>
    <meta:document-statistic meta:object-count="31"/>
  </office:meta>
</office:document-meta>
</file>